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8c1f" officeooo:paragraph-rsid="00148c1f"/>
    </style:style>
    <style:style style:name="P2" style:family="paragraph" style:parent-style-name="Standard">
      <style:paragraph-properties fo:text-align="start" style:justify-single-word="false"/>
      <style:text-properties officeooo:rsid="00148c1f" officeooo:paragraph-rsid="00148c1f"/>
    </style:style>
    <style:style style:name="P3" style:family="paragraph" style:parent-style-name="Text_20_body">
      <style:text-properties officeooo:rsid="0014940d" officeooo:paragraph-rsid="0014940d"/>
    </style:style>
    <style:style style:name="P4" style:family="paragraph" style:parent-style-name="Text_20_body">
      <style:text-properties officeooo:rsid="0015e218" officeooo:paragraph-rsid="0015e218"/>
    </style:style>
    <style:style style:name="P5" style:family="paragraph" style:parent-style-name="Text_20_body">
      <style:text-properties style:font-name="Courier 10 Pitch" officeooo:rsid="0015e218" officeooo:paragraph-rsid="0015e218"/>
    </style:style>
    <style:style style:name="P6" style:family="paragraph" style:parent-style-name="Text_20_body">
      <style:text-properties style:font-name="Courier 10 Pitch" officeooo:rsid="0019c675" officeooo:paragraph-rsid="0019c675"/>
    </style:style>
    <style:style style:name="P7" style:family="paragraph" style:parent-style-name="Text_20_body">
      <style:text-properties officeooo:rsid="0015fea7" officeooo:paragraph-rsid="0015fea7"/>
    </style:style>
    <style:style style:name="P8" style:family="paragraph" style:parent-style-name="Preformatted_20_Text">
      <style:text-properties style:font-name="Liberation Serif" fo:font-size="12pt" officeooo:rsid="00148c1f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148c1f" officeooo:paragraph-rsid="00148c1f" style:font-size-asian="12pt" style:font-size-complex="12pt"/>
    </style:style>
    <style:style style:name="P10" style:family="paragraph" style:parent-style-name="Preformatted_20_Text">
      <style:paragraph-properties fo:text-align="justify" style:justify-single-word="false"/>
      <style:text-properties style:font-name="Liberation Serif" fo:font-size="12pt" officeooo:rsid="00148c1f" officeooo:paragraph-rsid="00148c1f" style:font-size-asian="12pt" style:font-size-complex="12pt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148c1f" officeooo:paragraph-rsid="00148c1f"/>
    </style:style>
    <style:style style:name="P12" style:family="paragraph" style:parent-style-name="Preformatted_20_Text">
      <style:paragraph-properties fo:margin-top="0in" fo:margin-bottom="0.1965in" loext:contextual-spacing="false" fo:line-height="100%"/>
      <style:text-properties style:font-name="Liberation Serif" fo:font-size="12pt" officeooo:rsid="00148c1f" officeooo:paragraph-rsid="00148c1f" style:font-size-asian="12pt" style:font-size-complex="12pt"/>
    </style:style>
    <style:style style:name="P13" style:family="paragraph" style:parent-style-name="Preformatted_20_Text">
      <style:paragraph-properties fo:margin-top="0in" fo:margin-bottom="0.1965in" loext:contextual-spacing="false" fo:text-align="center" style:justify-single-word="false"/>
      <style:text-properties style:font-name="Liberation Serif" fo:font-size="12pt" fo:font-style="italic" fo:font-weight="bold" officeooo:rsid="00148c1f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15e218" officeooo:paragraph-rsid="0015e218" style:font-size-asian="10.5pt" style:font-size-complex="12pt"/>
    </style:style>
    <style:style style:name="P15" style:family="paragraph" style:parent-style-name="Preformatted_20_Text">
      <style:paragraph-properties fo:margin-top="0in" fo:margin-bottom="0.1965in" loext:contextual-spacing="false"/>
      <style:text-properties style:font-name="Courier 10 Pitch" fo:font-size="12pt" officeooo:rsid="0015e218" officeooo:paragraph-rsid="0015e218" style:font-size-asian="10.5pt" style:font-size-complex="12pt"/>
    </style:style>
    <style:style style:name="P16" style:family="paragraph" style:parent-style-name="Text_20_body">
      <style:text-properties style:font-name="Courier 10 Pitch" officeooo:rsid="0019c675" officeooo:paragraph-rsid="0019c675"/>
    </style:style>
    <style:style style:name="P17" style:family="paragraph" style:parent-style-name="Text_20_body">
      <style:text-properties officeooo:rsid="001fa65b" officeooo:paragraph-rsid="001fa65b"/>
    </style:style>
    <style:style style:name="P18" style:family="paragraph" style:parent-style-name="Preformatted_20_Text">
      <style:paragraph-properties fo:text-align="justify" style:justify-single-word="false"/>
      <style:text-properties style:font-name="Liberation Serif" fo:font-size="12pt" officeooo:rsid="001fa65b" officeooo:paragraph-rsid="001fa65b" style:font-size-asian="12pt" style:font-size-complex="12pt"/>
    </style:style>
    <style:style style:name="P19" style:family="paragraph" style:parent-style-name="Heading_20_1">
      <style:text-properties officeooo:rsid="0019c675" officeooo:paragraph-rsid="0019c675"/>
    </style:style>
    <style:style style:name="P20" style:family="paragraph" style:parent-style-name="Heading_20_1">
      <style:text-properties officeooo:rsid="001fa65b" officeooo:paragraph-rsid="001fa65b"/>
    </style:style>
    <style:style style:name="T1" style:family="text">
      <style:text-properties style:font-name="Courier 10 Pitch"/>
    </style:style>
    <style:style style:name="T2" style:family="text">
      <style:text-properties officeooo:rsid="0014940d"/>
    </style:style>
    <style:style style:name="T3" style:family="text">
      <style:text-properties officeooo:rsid="0015fe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SE 508 Network Security Homework 2</text:p>
      <text:p text:style-name="P1">Submitted by: Shalaka Sidmul</text:p>
      <text:p text:style-name="P1">SBU ID: 111367731</text:p>
      <text:p text:style-name="P1"/>
      <text:h text:style-name="Heading_20_1" text:outline-level="1">Overview:</text:h>
      <text:p text:style-name="P2"/>
      <text:p text:style-name="P10">In this assignment I have develop a passive network monitoring application written in C using the <text:span text:style-name="T1">libpcap</text:span> packet capture library. My program is called ‘mydump’ and it can capture the traffic from a network interface in promiscuous mode or read the packets from a <text:span text:style-name="T1">pcap</text:span> trace file. Output is printed on the console.</text:p>
      <text:p text:style-name="P18">Note: The program has been built upon the ‘sniffex.c’ code provided at <text:a xlink:type="simple" xlink:href="http://www.tcpdump.org/pcap.html" text:style-name="Internet_20_link" text:visited-style-name="Visited_20_Internet_20_Link">http://www.tcpdump.org/pcap.html</text:a></text:p>
      <text:p text:style-name="P18"/>
      <text:p text:style-name="P9">It conforms to the following specification:</text:p>
      <text:p text:style-name="P8"/>
      <text:p text:style-name="P13">mydump [-i interface] [-r file] [-s string] expression</text:p>
      <text:p text:style-name="P12">-i: Device to capture on. If not specified, a default device is chosen by the program for capturing.</text:p>
      <text:p text:style-name="P12">-r: Trace file to read from.</text:p>
      <text:p text:style-name="P12">-s: Filter for packets containing specified string in the payload.</text:p>
      <text:p text:style-name="P12"><text:span text:style-name="T2">e</text:span>xpression: BPF filter expression specified in single quotes.</text:p>
      <text:h text:style-name="Heading_20_1" text:outline-level="1">Implementation</text:h>
      <text:p text:style-name="P3">1. Check for command line options -i, -r, -s.</text:p>
      <text:p text:style-name="P3">2. Check for BPF filter expression specified on command line.</text:p>
      <text:p text:style-name="P3">3. <text:s/>If specified, get netmask for the device, open it for capturing.</text:p>
      <text:p text:style-name="P3">4. Set the BPF filter if specified.</text:p>
      <text:p text:style-name="P3">5. Start capturing until terminated manually or EOF (in case of reading from a trace file).</text:p>
      <text:p text:style-name="P3">6. The callback funtion handles/processes each packet that is captured.</text:p>
      <text:p text:style-name="P4">7. Packets details are printed only if they match the ‘string’ <text:s/>specified with [ -s ] option (if any) and if they pass the BPF filter (if any). Otherwise, all packets are printed.</text:p>
      <text:p text:style-name="P7">8. Special handling for priting UDP packets with payload containing string matching with that specified with ‘-s’ option is required.</text:p>
      <text:p text:style-name="P3"><text:span text:style-name="T3">9</text:span>. Details of the packet are printed on standard output in the following format:</text:p>
      <text:p text:style-name="P4"><text:soft-page-break/></text:p>
      <text:p text:style-name="P4"/>
      <text:p text:style-name="P4"/>
      <text:p text:style-name="P4">#1: Sample output when only BPF filter expression is specified.</text:p>
      <text:p text:style-name="P5"><text:s/>./mydump 'tcp' </text:p>
      <text:p text:style-name="P5">No device specified.</text:p>
      <text:p text:style-name="P5">Finding default device for capture. Please wait...</text:p>
      <text:p text:style-name="P5">Capturing on default interface: wlp6s0 </text:p>
      <text:p text:style-name="P5">2017-10-13 23:16:52.928127 a0:d3:7a:2f:e4:4b -&gt; 0:23:89:d8:b5:3f <text:s/>type 0x0800 length( 112 ) </text:p>
      <text:p text:style-name="P5">172.24.225.154:50914 -&gt; 172.217.12.142:443 TCP </text:p>
      <text:p text:style-name="P5">00000 <text:s text:c="2"/>17 03 03 00 29 00 00 00 <text:s/>00 00 00 00 10 a2 ad 61 <text:s text:c="3"/>....)..........a</text:p>
      <text:p text:style-name="P5">00016 <text:s text:c="2"/>fb 27 94 42 ae 23 fd 13 <text:s/>cb 5a 68 9b 62 d0 f8 f2 <text:s text:c="3"/>.'.B.#...Zh.b...</text:p>
      <text:p text:style-name="P5">00032 <text:s text:c="2"/>b0 89 64 44 cb 07 6f cc <text:s/>29 0a fe 6d 1e ef <text:s text:c="9"/>..dD..o.)..m..</text:p>
      <text:p text:style-name="P11"/>
      <text:p text:style-name="P14"># Sample output when trace file and string to match in the payload is specified along with a Bpf filter to capture only ICMP packets.</text:p>
      <text:p text:style-name="P15">./mydump -r hw1.pcap 'icmp'</text:p>
      <text:p text:style-name="P15">Reading packets from hw1.pcap. Please wait...</text:p>
      <text:p text:style-name="P15">2013-01-14 12:42:31.752299 c4:3d:c7:17:6f:9b -&gt; 0:c:29:e9:94:8e <text:s/>type 0x0800 length( 90 ) </text:p>
      <text:p text:style-name="P15">1.234.31.20 -&gt; 192.168.0.200 ICMP </text:p>
      <text:p text:style-name="P15">00000 <text:s text:c="2"/>45 00 00 30 00 00 40 00 <text:s/>2e 06 6a 5a c0 a8 00 c8 <text:s text:c="3"/>E..0..@...jZ....</text:p>
      <text:p text:style-name="P15">00016 <text:s text:c="2"/>01 ea 1f 14 00 50 7b 81 <text:s/>bd cd 09 c6 3a 35 22 b0 <text:s text:c="3"/>.....P{.....:5".</text:p>
      <text:p text:style-name="P15">00032 <text:s text:c="2"/>70 12 39 08 11 ab 00 00 <text:s/>02 04 05 b4 01 01 04 02 <text:s text:c="3"/>p.9.............</text:p>
      <text:p text:style-name="P15">Capture complete.</text:p>
      <text:h text:style-name="P19" text:outline-level="1"><text:soft-page-break/>Contents of makefile:</text:h>
      <text:p text:style-name="P6">go: mydump.c</text:p>
      <text:p text:style-name="P6"><text:tab/>gcc -o mydump mydump.c -lpcap</text:p>
      <text:p text:style-name="P6">clean:</text:p>
      <text:p text:style-name="P6"><text:tab/>rm mydump</text:p>
      <text:h text:style-name="P20" text:outline-level="1">References:</text:h>
      <text:p text:style-name="P17"><text:a xlink:type="simple" xlink:href="http://www.binarytides.com/packet-sniffer-code-c-linux/" text:style-name="Internet_20_link" text:visited-style-name="Visited_20_Internet_20_Link">http://www.binarytides.com/packet-sniffer-code-c-linux/</text:a></text:p>
      <text:p text:style-name="P17"><text:a xlink:type="simple" xlink:href="http://www.tcpdump.org/pcap.html" text:style-name="Internet_20_link" text:visited-style-name="Visited_20_Internet_20_Link">http://www.tcpdump.org/pcap.html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22:58:01.997990157</meta:creation-date>
    <dc:date>2017-10-13T23:28:55.099510280</dc:date>
    <meta:editing-duration>PT20M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49" meta:word-count="482" meta:character-count="2938" meta:non-whitespace-character-count="2450"/>
  </office:meta>
</office:document-meta>
</file>